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8AB8AA35.png" manifest:media-type="image/png"/>
  <manifest:file-entry manifest:full-path="Pictures/1000020100000320000002583EB6076B.png" manifest:media-type="image/png"/>
  <manifest:file-entry manifest:full-path="Pictures/10000201000003E8000006F9ACCC8BF3.png" manifest:media-type="image/png"/>
  <manifest:file-entry manifest:full-path="Pictures/10000201000003E80000065AE9CED949.png" manifest:media-type="image/png"/>
  <manifest:file-entry manifest:full-path="Pictures/10000201000003E8000005CF2F78BEF1.png" manifest:media-type="image/png"/>
  <manifest:file-entry manifest:full-path="Pictures/10000201000003E8000004D07134FF9C.png" manifest:media-type="image/png"/>
  <manifest:file-entry manifest:full-path="Pictures/10000201000003E8000005A351EC535A.png" manifest:media-type="image/png"/>
  <manifest:file-entry manifest:full-path="Pictures/1000020100000870000001F8B4F37B24.png" manifest:media-type="image/png"/>
  <manifest:file-entry manifest:full-path="Pictures/10000201000003E80000054F5A7821FC.png" manifest:media-type="image/png"/>
  <manifest:file-entry manifest:full-path="Pictures/100002010000032000000258FD5B06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cm, 2cm, 1cm, 1.49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.3cm" draw:marker-start-width="0.65cm" draw:marker-end-width="0.65cm" draw:fill="none" draw:textarea-vertical-align="middle" draw:color-mode="standard" draw:luminance="0%" draw:contrast="0%" draw:gamma="100%" draw:red="0%" draw:green="0%" draw:blue="0%" fo:clip="rect(0.3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.3cm" draw:marker-start-width="0.65cm" draw:marker-end-width="0.65cm" draw:fill="none" draw:textarea-vertical-align="middle" draw:color-mode="standard" draw:luminance="0%" draw:contrast="0%" draw:gamma="100%" draw:red="0%" draw:green="0%" draw:blue="0%" fo:clip="rect(0.499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3cm" draw:marker-start-width="0.65cm" draw:marker-end-width="0.65cm" draw:fill="none" draw:textarea-vertical-align="middle" draw:color-mode="standard" draw:luminance="0%" draw:contrast="0%" draw:gamma="100%" draw:red="0%" draw:green="0%" draw:blue="0%" fo:clip="rect(0.199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cm, 2.499cm, 1cm, 2cm)" draw:image-opacity="100%" style:mirror="none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color="#666666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svg:stroke-color="#999999" draw:fill="solid" draw:fill-color="#999999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9999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5cm" svg:height="6.69cm" svg:x="1.6cm" svg:y="32.656cm">
          <draw:image xlink:href="Pictures/100002010000032000000258FD5B069D.png" xlink:type="simple" xlink:show="embed" xlink:actuate="onLoad">
            <text:p/>
          </draw:image>
        </draw:frame>
        <draw:frame draw:style-name="gr2" draw:text-style-name="P1" draw:layer="layout" svg:width="24.999cm" svg:height="5.062cm" svg:x="2.201cm" svg:y="14.2cm">
          <draw:image xlink:href="Pictures/1000020100000870000001F8B4F37B24.png" xlink:type="simple" xlink:show="embed" xlink:actuate="onLoad">
            <text:p/>
          </draw:image>
        </draw:frame>
        <draw:frame draw:style-name="gr3" draw:text-style-name="P1" draw:layer="layout" svg:width="8cm" svg:height="11cm" svg:x="11.13cm" svg:y="2.1cm">
          <draw:image xlink:href="Pictures/10000201000003E80000054F5A7821FC.png" xlink:type="simple" xlink:show="embed" xlink:actuate="onLoad">
            <text:p/>
          </draw:image>
        </draw:frame>
        <draw:frame draw:style-name="gr4" draw:text-style-name="P1" draw:layer="layout" svg:width="7.9cm" svg:height="11cm" svg:x="20.4cm" svg:y="2.1cm">
          <draw:image xlink:href="Pictures/10000201000003E8000005A351EC535A.png" xlink:type="simple" xlink:show="embed" xlink:actuate="onLoad">
            <text:p/>
          </draw:image>
        </draw:frame>
        <draw:frame draw:style-name="gr5" draw:text-style-name="P1" draw:layer="layout" svg:width="8.3cm" svg:height="11.06cm" svg:x="1.64cm" svg:y="2.071cm">
          <draw:image xlink:href="Pictures/10000201000003E8000004D07134FF9C.png" xlink:type="simple" xlink:show="embed" xlink:actuate="onLoad">
            <text:p/>
          </draw:image>
        </draw:frame>
        <draw:custom-shape draw:style-name="gr6" draw:text-style-name="P2" draw:layer="layout" svg:width="1cm" svg:height="1cm" svg:x="8.605cm" svg:y="2.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17.805cm" svg:y="2.1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27.105cm" svg:y="2.1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7.16cm" svg:height="11cm" svg:x="1.64cm" svg:y="20.6cm">
          <draw:image xlink:href="Pictures/10000201000003E8000005CF2F78BEF1.png" xlink:type="simple" xlink:show="embed" xlink:actuate="onLoad">
            <text:p/>
          </draw:image>
        </draw:frame>
        <draw:frame draw:style-name="gr4" draw:text-style-name="P1" draw:layer="layout" svg:width="6.91cm" svg:height="11cm" svg:x="11.745cm" svg:y="20.6cm">
          <draw:image xlink:href="Pictures/10000201000003E80000065AE9CED949.png" xlink:type="simple" xlink:show="embed" xlink:actuate="onLoad">
            <text:p/>
          </draw:image>
        </draw:frame>
        <draw:frame draw:style-name="gr4" draw:text-style-name="P1" draw:layer="layout" svg:width="6.7cm" svg:height="11cm" svg:x="21.6cm" svg:y="20.6cm">
          <draw:image xlink:href="Pictures/10000201000003E8000006F9ACCC8BF3.png" xlink:type="simple" xlink:show="embed" xlink:actuate="onLoad">
            <text:p/>
          </draw:image>
        </draw:frame>
        <draw:custom-shape draw:style-name="gr6" draw:text-style-name="P2" draw:layer="layout" svg:width="1cm" svg:height="1cm" svg:x="7.805cm" svg:y="20.6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17.405cm" svg:y="20.6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cm" svg:height="1cm" svg:x="27.105cm" svg:y="20.6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1.005cm" svg:y="1cm">
          <text:p text:style-name="P1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0.905cm" svg:y="31.8cm">
          <text:p text:style-name="P1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8cm" svg:height="6.7cm" svg:x="20.772cm" svg:y="32.59cm">
          <draw:image xlink:href="Pictures/1000020100000320000002583EB6076B.png" xlink:type="simple" xlink:show="embed" xlink:actuate="onLoad">
            <text:p/>
          </draw:image>
        </draw:frame>
        <draw:frame draw:style-name="gr7" draw:text-style-name="P1" draw:layer="layout" svg:width="8cm" svg:height="6.7cm" svg:x="11.4cm" svg:y="32.656cm">
          <draw:image xlink:href="Pictures/1000020100000320000002588AB8AA35.png" xlink:type="simple" xlink:show="embed" xlink:actuate="onLoad">
            <text:p/>
          </draw:image>
        </draw:frame>
        <draw:custom-shape draw:style-name="gr6" draw:text-style-name="P3" draw:layer="layout" svg:width="1cm" svg:height="1cm" svg:x="10.405cm" svg:y="31.8cm">
          <text:p text:style-name="P1"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cm" svg:height="1cm" svg:x="20.005cm" svg:y="31.8cm">
          <text:p text:style-name="P1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1" draw:layer="layout" svg:width="10.272cm" svg:height="0.093cm" svg:x="3.128cm" svg:y="13.59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1" draw:layer="layout" svg:width="10.272cm" svg:height="0.093cm" svg:x="5.728cm" svg:y="13.794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0" draw:text-style-name="P1" draw:layer="layout" svg:width="10.272cm" svg:height="0.093cm" svg:x="8.428cm" svg:y="13.994cm">
            <text:p/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8" draw:text-style-name="P1" draw:layer="layout" svg:width="10.272cm" svg:height="0.093cm" svg:x="16.328cm" svg:y="19.69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9" draw:text-style-name="P1" draw:layer="layout" svg:width="10.272cm" svg:height="0.093cm" svg:x="13.728cm" svg:y="19.49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0" draw:text-style-name="P1" draw:layer="layout" svg:width="10.272cm" svg:height="0.093cm" svg:x="11.028cm" svg:y="19.29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  <draw:line draw:style-name="gr11" draw:text-style-name="P1" draw:layer="layout" svg:x1="6cm" svg:y1="13.599cm" svg:x2="6cm" svg:y2="13cm">
          <text:p/>
        </draw:line>
        <draw:line draw:style-name="gr12" draw:text-style-name="P1" draw:layer="layout" svg:x1="15.5cm" svg:y1="13.738cm" svg:x2="15.5cm" svg:y2="13.139cm">
          <text:p/>
        </draw:line>
        <draw:line draw:style-name="gr13" draw:text-style-name="P1" draw:layer="layout" svg:x1="18.2cm" svg:y1="14.038cm" svg:x2="19.5cm" svg:y2="13.416cm">
          <text:p/>
        </draw:line>
        <draw:line draw:style-name="gr11" draw:text-style-name="P1" draw:layer="layout" svg:x1="24.3cm" svg:y1="19.838cm" svg:x2="24.3cm" svg:y2="20.437cm">
          <text:p/>
        </draw:line>
        <draw:line draw:style-name="gr12" draw:text-style-name="P1" draw:layer="layout" svg:x1="14.4cm" svg:y1="19.639cm" svg:x2="14.4cm" svg:y2="20.238cm">
          <text:p/>
        </draw:line>
        <draw:line draw:style-name="gr13" draw:text-style-name="P1" draw:layer="layout" svg:x1="11.4cm" svg:y1="19.335cm" svg:x2="10.2cm" svg:y2="20.144cm">
          <text:p/>
        </draw:lin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4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57cm" fo:text-indent="0cm"/>
      <style:text-properties fo:font-size="53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68cm" fo:text-indent="0cm"/>
      <style:text-properties fo:font-size="4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78cm" fo:text-indent="0cm"/>
      <style:text-properties fo:font-size="3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7cm" fo:text-indent="0cm"/>
      <style:text-properties fo:font-size="3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4.929cm" svg:height="6.677cm" svg:x="2.385cm" svg:y="2.592cm" presentation:class="title" presentation:placeholder="true">
        <draw:text-box/>
      </draw:frame>
      <draw:frame presentation:style-name="Default-outline1" draw:layer="backgroundobjects" svg:width="24.929cm" svg:height="23.199cm" svg:x="2.385cm" svg:y="10.358cm" presentation:class="outline" presentation:placeholder="true">
        <draw:text-box/>
      </draw:frame>
      <draw:frame presentation:style-name="Mpr1" draw:text-style-name="MP1" draw:layer="backgroundobjects" svg:width="6.453cm" svg:height="2.758cm" svg:x="2.385cm" svg:y="37.4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79cm" svg:height="2.758cm" svg:x="10.471cm" svg:y="37.43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2.758cm" svg:x="20.859cm" svg:y="37.43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4:39:29.705641286</meta:creation-date>
    <dc:date>2015-05-02T02:11:19.193016867</dc:date>
    <meta:editing-duration>PT6H1M50S</meta:editing-duration>
    <meta:editing-cycles>23</meta:editing-cycles>
    <meta:generator>LibreOffice/4.2.7.2$Linux_X86_64 LibreOffice_project/420m0$Build-2</meta:generator>
    <meta:document-statistic meta:object-count="57"/>
  </office:meta>
</office:document-meta>
</file>